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style:text-position="0% 100%" style:text-underline-style="none"/>
    </style:style>
    <style:style style:name="T4" style:family="text">
      <style:text-properties style:text-line-through-style="solid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15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19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rthur Schwartz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Trenton</text:p>
      <text:p text:style-name="P6">State<text:tab/><text:tab/><text:tab/><text:tab/><text:tab/><text:tab/>NJ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Office of/</text:p>
      <text:p text:style-name="P2">ARTHUR SCHWARTZ,/</text:p>
      <text:p text:style-name="P2">SUCCESSOR TO J. B. DANIEL,/</text:p>
      <text:p text:style-name="P2">DRUGGSIT AND APOTHECARY/</text:p>
      <text:p text:style-name="P2">--AND DEALER IN--/</text:p>
      <text:p text:style-name="P2">PAINTS, OILS, GLASS, PUTTY, FLAVORING EXTRACTS AND ESSENCES,/</text:p>
      <text:p text:style-name="P2">DRUGGISTS' FANCY GOODS, ETC./</text:p>
      <text:p text:style-name="P2">ALSO, MANUFACTURERS OF/</text:p>
      <text:p text:style-name="P2">AMERICAN SPECIFIC, ELYSIAN LUNG ELIXER AND BROMO COMPOUND./</text:p>
      <text:p text:style-name="P2">S. E. Corner Centre and Bridge Streets,/</text:p>
      <text:p text:style-name="P4">Trenton, N. J.______188/</text:p>
      <text:p text:style-name="P3">Rev: S Morais/</text:p>
      <text:p text:style-name="P3"><text:tab/>My Dear Sir./</text:p>
      <text:p text:style-name="P3"><text:soft-page-break/>I take the privilege by addressing/ to you a few lines, which I hope/ will be available to your kind/ consideration. <text:s/>Looking ove[sic!] The/ "Philad<text:span text:style-name="T2">a</text:span><text:span text:style-name="T3"> Times" of this mornings issue/ I was once more surprised with the tidings of our/ race from Roumenia[sic!], it is simply a/ calamity which needs no repetition, as/ we have known the evel[sic!] in years gone/ by. <text:s/>The evel[sic!] is an existing monster/ which cannot be evaded by our govern-/ment, or monarchical interferences, it/ has been lived and most signally failed,/ and now it is more than a cloud in the/</text:span></text:p>
      <text:p text:style-name="P3"><text:span text:style-name="T3"/></text:p>
      <text:p text:style-name="P3"><text:span text:style-name="T3">[Page 2]</text:span></text:p>
      <text:p text:style-name="P3"><text:span text:style-name="T3">eyes of our race, or at least in the/ eyes of those who have a drop of the/ Israelite blood, or the least-claim of brotherhood,/ it remains for us to share our sympathy,/ to encourage and concentrate our/ people to direct a momentous/ attention in their behalf before/ it is too late, the emigration is not at/ all impossible, and we should re-/ceive the sufferers with more than/ ordinary attention. <text:s/>The far west is a vast/ &amp; beautiful country, &amp; I believe our/ Amerikan[sic!] people will receive them with </text:span><text:span text:style-name="T4">as</text:span><text:span text:style-name="T3">/ </text:span><text:span text:style-name="T4">much,</text:span><text:span text:style-name="T3"> equal protection. <text:s/>I am very much/ interested &amp; have been during the Russo-Turkish/ complication in their behalf. <text:s/>I openly/ boast that our people in the City of Trenton/ will be amongst the first who will annswer[sic!]/ to their cause. <text:s/>Let not thy exertion rest,/ but let thy future be crowned with charity./</text:span></text:p>
      <text:p text:style-name="P3"><text:span text:style-name="T3"><text:tab/>I remain Yours fraternally/ A. Schwartz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5:18:32.53</meta:creation-date>
    <dc:date>2012-01-24T15:34:57.79</dc:date>
    <dc:creator>Penn Libraries</dc:creator>
    <meta:editing-duration>PT00H01M1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8" meta:word-count="464" meta:character-count="3045"/>
  </office:meta>
</office:document-meta>
</file>